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3" style:family="paragraph" style:parent-style-name="Standard">
      <style:text-properties style:use-window-font-color="true" style:font-name="Droid Sans Mono" fo:font-size="10.5pt" style:text-underline-style="none" fo:font-weight="normal" officeooo:rsid="0010b87a" officeooo:paragraph-rsid="0010b87a" fo:background-color="transparent"/>
    </style:style>
    <style:style style:name="P4" style:family="paragraph" style:parent-style-name="Standard">
      <style:text-properties style:use-window-font-color="true" style:font-name="Droid Sans Mono" fo:font-size="10.5pt" style:text-underline-style="none" fo:font-weight="normal" officeooo:rsid="0012099b" officeooo:paragraph-rsid="0012099b" fo:background-color="transparent"/>
    </style:style>
    <style:style style:name="P5" style:family="paragraph" style:parent-style-name="Preformatted_20_Text">
      <style:text-properties officeooo:rsid="000a656f" officeooo:paragraph-rsid="000a656f"/>
    </style:style>
    <style:style style:name="P6" style:family="paragraph" style:parent-style-name="Preformatted_20_Text">
      <style:text-properties fo:background-color="#fff200"/>
    </style:style>
    <style:style style:name="P7" style:family="paragraph" style:parent-style-name="Preformatted_20_Text">
      <style:text-properties officeooo:paragraph-rsid="000cfd4c"/>
    </style:style>
    <style:style style:name="P8" style:family="paragraph" style:parent-style-name="Preformatted_20_Text">
      <style:text-properties officeooo:rsid="0010b87a" officeooo:paragraph-rsid="0010b87a"/>
    </style:style>
    <style:style style:name="P9" style:family="paragraph" style:parent-style-name="Preformatted_20_Text">
      <style:text-properties officeooo:paragraph-rsid="0010b87a"/>
    </style:style>
    <style:style style:name="P10" style:family="paragraph" style:parent-style-name="Preformatted_20_Text">
      <style:text-properties officeooo:paragraph-rsid="0010b87a" fo:background-color="transparent"/>
    </style:style>
    <style:style style:name="P11" style:family="paragraph" style:parent-style-name="Preformatted_20_Text">
      <style:text-properties fo:font-weight="normal" officeooo:rsid="000a78b5" officeooo:paragraph-rsid="000a656f" style:font-weight-asian="normal" style:font-weight-complex="normal"/>
    </style:style>
    <style:style style:name="P12" style:family="paragraph" style:parent-style-name="Preformatted_20_Text">
      <style:text-properties style:text-underline-style="none" fo:font-weight="bold" officeooo:paragraph-rsid="000cfd4c" style:font-weight-asian="bold" style:font-weight-complex="bold"/>
    </style:style>
    <style:style style:name="P13" style:family="paragraph" style:parent-style-name="Preformatted_20_Text">
      <style:text-properties style:text-underline-style="none" fo:font-weight="normal" officeooo:rsid="000cfd4c" officeooo:paragraph-rsid="000cfd4c" style:font-weight-asian="normal" style:font-weight-complex="normal"/>
    </style:style>
    <style:style style:name="P14" style:family="paragraph" style:parent-style-name="Preformatted_20_Text">
      <style:text-properties style:text-underline-style="none" officeooo:rsid="000b8d9c" officeooo:paragraph-rsid="000b8d9c"/>
    </style:style>
    <style:style style:name="P15" style:family="paragraph" style:parent-style-name="Preformatted_20_Text">
      <style:text-properties style:text-underline-style="none" officeooo:rsid="001064a2" officeooo:paragraph-rsid="001064a2"/>
    </style:style>
    <style:style style:name="P16" style:family="paragraph" style:parent-style-name="Preformatted_20_Text">
      <style:text-properties style:text-underline-style="none" officeooo:rsid="0010b87a" officeooo:paragraph-rsid="0010b87a" fo:background-color="transparent"/>
    </style:style>
    <style:style style:name="P17" style:family="paragraph" style:parent-style-name="Preformatted_20_Text">
      <style:text-properties style:text-underline-style="none" officeooo:rsid="0010b87a" officeooo:paragraph-rsid="0010b87a"/>
    </style:style>
    <style:style style:name="P18" style:family="paragraph" style:parent-style-name="Preformatted_20_Text">
      <style:text-properties style:text-underline-style="solid" style:text-underline-width="auto" style:text-underline-color="font-color" officeooo:rsid="0010b87a" officeooo:paragraph-rsid="0010b87a" fo:background-color="transparent"/>
    </style:style>
    <style:style style:name="P19" style:family="paragraph" style:parent-style-name="Preformatted_20_Text">
      <style:text-properties officeooo:paragraph-rsid="0013990f"/>
    </style:style>
    <style:style style:name="P2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transparent"/>
    </style:style>
    <style:style style:name="P21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57160" fo:background-color="transparent"/>
    </style:style>
    <style:style style:name="P22" style:family="paragraph" style:parent-style-name="Standard">
      <style:paragraph-properties style:line-height-at-least="0.503cm"/>
      <style:text-properties fo:color="#d4d4d4" style:font-name="Droid Sans Mono" fo:font-size="10.5pt" fo:font-weight="bold" fo:background-color="transparent" style:font-weight-asian="bold" style:font-weight-complex="bold"/>
    </style:style>
    <style:style style:name="P23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transparent"/>
    </style:style>
    <style:style style:name="P24" style:family="paragraph" style:parent-style-name="Standard">
      <style:paragraph-properties style:line-height-at-least="0.503cm"/>
      <style:text-properties fo:color="#6a9955" style:font-name="Droid Sans Mono" fo:font-size="10.5pt" fo:font-weight="bold" fo:background-color="transparent" style:font-weight-asian="bold" style:font-weight-complex="bold"/>
    </style:style>
    <style:style style:name="P25" style:family="paragraph" style:parent-style-name="Standard">
      <style:paragraph-properties style:line-height-at-least="0.503cm"/>
      <style:text-properties fo:background-color="transparent"/>
    </style:style>
    <style:style style:name="P2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2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68d8d" officeooo:paragraph-rsid="00168d8d" fo:background-color="transparent" style:font-weight-asian="bold" style:font-weight-complex="bold"/>
    </style:style>
    <style:style style:name="P28" style:family="paragraph" style:parent-style-name="Standard">
      <style:paragraph-properties style:line-height-at-least="0.503cm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29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168d8d" officeooo:paragraph-rsid="00168d8d" fo:background-color="transparent" style:font-weight-asian="bold" style:font-weight-complex="bold"/>
    </style:style>
    <style:style style:name="P30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31" style:family="paragraph" style:parent-style-name="Preformatted_20_Text">
      <style:text-properties fo:color="#808080" style:font-name="Droid Sans Mono" fo:font-size="10.5pt" fo:font-weight="bold" fo:background-color="transparent" style:font-weight-asian="bold" style:font-weight-complex="bold"/>
    </style:style>
    <style:style style:name="P32" style:family="paragraph" style:parent-style-name="Preformatted_20_Text">
      <style:text-properties fo:color="#808080" style:font-name="Droid Sans Mono" fo:font-size="10.5pt" fo:font-weight="bold" officeooo:paragraph-rsid="0013990f" fo:background-color="transparent" style:font-weight-asian="bold" style:font-weight-complex="bold"/>
    </style:style>
    <style:style style:name="P33" style:family="paragraph" style:parent-style-name="Preformatted_20_Text">
      <style:text-properties style:use-window-font-color="true" style:font-name="Droid Sans Mono" fo:font-size="10.5pt" fo:font-weight="bold" officeooo:rsid="0013990f" officeooo:paragraph-rsid="0013990f" fo:background-color="transparent" style:font-weight-asian="bold" style:font-weight-complex="bold"/>
    </style:style>
    <style:style style:name="T1" style:family="text">
      <style:text-properties officeooo:rsid="000a656f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officeooo:rsid="000cfd4c" style:font-weight-asian="bold" style:font-weight-complex="bold"/>
    </style:style>
    <style:style style:name="T5" style:family="text">
      <style:text-properties style:text-underline-style="none" fo:font-weight="normal" officeooo:rsid="000cfd4c" style:font-weight-asian="normal" style:font-weight-complex="normal"/>
    </style:style>
    <style:style style:name="T6" style:family="text">
      <style:text-properties style:text-underline-style="none" fo:font-weight="normal" officeooo:rsid="000a656f" style:font-weight-asian="normal" style:font-weight-complex="normal"/>
    </style:style>
    <style:style style:name="T7" style:family="text">
      <style:text-properties style:text-underline-style="none" officeooo:rsid="0010b87a"/>
    </style:style>
    <style:style style:name="T8" style:family="text">
      <style:text-properties style:text-underline-style="none" fo:background-color="transparent" loext:char-shading-value="0"/>
    </style:style>
    <style:style style:name="T9" style:family="text">
      <style:text-properties style:text-underline-style="none" officeooo:rsid="0010b87a" fo:background-color="transparent" loext:char-shading-value="0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3990f" style:font-weight-asian="bold" style:font-weight-complex="bold"/>
    </style:style>
    <style:style style:name="T13" style:family="text">
      <style:text-properties fo:font-weight="normal" officeooo:rsid="000a78b5" style:font-weight-asian="normal" style:font-weight-complex="normal"/>
    </style:style>
    <style:style style:name="T14" style:family="text">
      <style:text-properties officeooo:rsid="000cfd4c"/>
    </style:style>
    <style:style style:name="T15" style:family="text">
      <style:text-properties fo:color="#808080"/>
    </style:style>
    <style:style style:name="T16" style:family="text">
      <style:text-properties fo:color="#808080" style:font-name="Droid Sans Mono" fo:font-size="10.5pt" fo:font-weight="normal"/>
    </style:style>
    <style:style style:name="T17" style:family="text">
      <style:text-properties fo:color="#808080" style:font-name="Droid Sans Mono" fo:font-size="10.5pt" fo:font-weight="bold" fo:background-color="transparent" loext:char-shading-value="0" style:font-weight-asian="bold" style:font-weight-complex="bold"/>
    </style:style>
    <style:style style:name="T18" style:family="text">
      <style:text-properties fo:color="#808080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19" style:family="text">
      <style:text-properties fo:color="#569cd6"/>
    </style:style>
    <style:style style:name="T20" style:family="text">
      <style:text-properties fo:color="#569cd6" style:font-name="Droid Sans Mono" fo:font-size="10.5pt" fo:font-weight="normal"/>
    </style:style>
    <style:style style:name="T21" style:family="text">
      <style:text-properties fo:color="#569cd6" style:font-name="Droid Sans Mono" fo:font-size="10.5pt" fo:font-weight="bold" fo:background-color="transparent" loext:char-shading-value="0" style:font-weight-asian="bold" style:font-weight-complex="bold"/>
    </style:style>
    <style:style style:name="T22" style:family="text">
      <style:text-properties fo:color="#569cd6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23" style:family="text">
      <style:text-properties fo:color="#d4d4d4" style:font-name="Droid Sans Mono" fo:font-size="10.5pt" fo:font-weight="normal"/>
    </style:style>
    <style:style style:name="T24" style:family="text">
      <style:text-properties fo:color="#d4d4d4" style:font-name="Droid Sans Mono" fo:font-size="10.5pt" fo:font-weight="bold" fo:background-color="transparent" loext:char-shading-value="0" style:font-weight-asian="bold" style:font-weight-complex="bold"/>
    </style:style>
    <style:style style:name="T25" style:family="text">
      <style:text-properties fo:color="#d4d4d4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26" style:family="text">
      <style:text-properties fo:color="#9cdcfe"/>
    </style:style>
    <style:style style:name="T27" style:family="text">
      <style:text-properties fo:color="#9cdcfe" style:font-name="Droid Sans Mono" fo:font-size="10.5pt" fo:font-weight="normal"/>
    </style:style>
    <style:style style:name="T28" style:family="text">
      <style:text-properties fo:color="#9cdcfe" style:font-name="Droid Sans Mono" fo:font-size="10.5pt" fo:font-weight="bold" fo:background-color="transparent" loext:char-shading-value="0" style:font-weight-asian="bold" style:font-weight-complex="bold"/>
    </style:style>
    <style:style style:name="T29" style:family="text">
      <style:text-properties fo:color="#9cdcfe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30" style:family="text">
      <style:text-properties fo:color="#ce9178"/>
    </style:style>
    <style:style style:name="T31" style:family="text">
      <style:text-properties fo:color="#ce9178" style:font-name="Droid Sans Mono" fo:font-size="10.5pt" fo:font-weight="normal"/>
    </style:style>
    <style:style style:name="T32" style:family="text">
      <style:text-properties fo:color="#ce9178" style:font-name="Droid Sans Mono" fo:font-size="10.5pt" fo:font-weight="bold" fo:background-color="transparent" loext:char-shading-value="0" style:font-weight-asian="bold" style:font-weight-complex="bold"/>
    </style:style>
    <style:style style:name="T33" style:family="text">
      <style:text-properties fo:color="#ce9178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34" style:family="text">
      <style:text-properties style:use-window-font-color="true" style:font-name="Droid Sans Mono" fo:font-size="10.5pt" style:text-underline-style="none" fo:font-weight="normal"/>
    </style:style>
    <style:style style:name="T35" style:family="text">
      <style:text-properties style:use-window-font-color="true" style:font-name="Droid Sans Mono" fo:font-size="10.5pt" style:text-underline-style="none" fo:font-weight="normal" officeooo:rsid="0010b87a"/>
    </style:style>
    <style:style style:name="T36" style:family="text">
      <style:text-properties style:use-window-font-color="true" style:font-name="Droid Sans Mono" fo:font-size="10.5pt" style:text-underline-style="none" fo:font-weight="bold" style:font-weight-asian="bold" style:font-weight-complex="bold"/>
    </style:style>
    <style:style style:name="T37" style:family="text">
      <style:text-properties style:use-window-font-color="true" style:font-name="Droid Sans Mono" fo:font-size="10.5pt" style:text-underline-style="solid" style:text-underline-width="auto" style:text-underline-color="font-color" fo:font-weight="normal" fo:background-color="transparent" loext:char-shading-value="0"/>
    </style:style>
    <style:style style:name="T38" style:family="text">
      <style:text-properties style:use-window-font-color="true" style:font-name="Droid Sans Mono" fo:font-size="10.5pt" fo:font-weight="normal" fo:background-color="transparent" loext:char-shading-value="0"/>
    </style:style>
    <style:style style:name="T39" style:family="text">
      <style:text-properties style:use-window-font-color="true" style:font-name="Droid Sans Mono" fo:font-size="10.5pt" fo:font-weight="bold" fo:background-color="transparent" loext:char-shading-value="0" style:font-weight-asian="bold" style:font-weight-complex="bold"/>
    </style:style>
    <style:style style:name="T40" style:family="text">
      <style:text-properties style:use-window-font-color="true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41" style:family="text">
      <style:text-properties style:text-line-through-style="solid" style:text-line-through-type="single"/>
    </style:style>
    <style:style style:name="T42" style:family="text">
      <style:text-properties fo:color="#ce181e"/>
    </style:style>
    <style:style style:name="T43" style:family="text">
      <style:text-properties fo:color="#ce181e" style:font-name="Droid Sans Mono" fo:font-size="10.5pt" fo:font-weight="bold" fo:background-color="transparent" loext:char-shading-value="0" style:font-weight-asian="bold" style:font-weight-complex="bold"/>
    </style:style>
    <style:style style:name="T44" style:family="text">
      <style:text-properties fo:color="#ce181e" fo:font-weight="bold" style:font-weight-asian="bold" style:font-weight-complex="bold"/>
    </style:style>
    <style:style style:name="T45" style:family="text">
      <style:text-properties fo:color="#ce181e" style:font-weight-asian="normal" style:font-weight-complex="normal"/>
    </style:style>
    <style:style style:name="T46" style:family="text">
      <style:text-properties officeooo:rsid="0013990f"/>
    </style:style>
    <style:style style:name="T47" style:family="text">
      <style:text-properties fo:color="#ed1c24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48" style:family="text">
      <style:text-properties fo:color="#ed1c24" fo:font-weight="bold" officeooo:rsid="0013990f" style:font-weight-asian="bold" style:font-weight-complex="bold"/>
    </style:style>
    <style:style style:name="T49" style:family="text">
      <style:text-properties fo:font-size="11pt" fo:font-weight="bold" officeooo:rsid="0013990f" style:font-size-asian="11pt" style:font-weight-asian="bold" style:font-size-complex="11pt" style:font-weight-complex="bold"/>
    </style:style>
    <style:style style:name="T50" style:family="text">
      <style:text-properties officeooo:rsid="00157160"/>
    </style:style>
    <style:style style:name="T51" style:family="text">
      <style:text-properties fo:color="#4fc1ff"/>
    </style:style>
    <style:style style:name="T52" style:family="text">
      <style:text-properties fo:color="#dcdcaa"/>
    </style:style>
    <style:style style:name="T53" style:family="text">
      <style:text-properties fo:color="#6a9955"/>
    </style:style>
    <style:style style:name="T54" style:family="text">
      <style:text-properties fo:color="#c586c0"/>
    </style:style>
    <style:style style:name="T55" style:family="text">
      <style:text-properties fo:color="#87d1d1" style:font-weight-asian="normal" style:font-weight-complex="normal"/>
    </style:style>
    <style:style style:name="T56" style:family="text">
      <style:text-properties fo:color="#b5ce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*** PARTE I ***</text:p>
      <text:p text:style-name="Preformatted_20_Text">*Configuracion de Django*</text:p>
      <text:p text:style-name="Preformatted_20_Text"/>
      <text:p text:style-name="Preformatted_20_Text">1. Crea un directorio, kresky es solo el nombre de una empresa </text:p>
      <text:p text:style-name="Preformatted_20_Text"><text:s text:c="3"/>mkdir karin</text:p>
      <text:p text:style-name="Preformatted_20_Text"/>
      <text:p text:style-name="Preformatted_20_Text"/>
      <text:p text:style-name="Preformatted_20_Text">2. Entra en el </text:p>
      <text:p text:style-name="Preformatted_20_Text"><text:s text:c="3"/></text:p>
      <text:p text:style-name="Preformatted_20_Text"><text:s text:c="3"/>cd karin</text:p>
      <text:p text:style-name="Preformatted_20_Text"/>
      <text:p text:style-name="Preformatted_20_Text">3. Crear el virtual enviroment</text:p>
      <text:p text:style-name="Preformatted_20_Text"/>
      <text:p text:style-name="Preformatted_20_Text"><text:s text:c="3"/>pipenv shell</text:p>
      <text:p text:style-name="Preformatted_20_Text"><text:s text:c="3"/></text:p>
      <text:p text:style-name="Preformatted_20_Text">4. Al activarlo se crea un archivo "Pipfile" </text:p>
      <text:p text:style-name="Preformatted_20_Text"><text:s text:c="3"/>que puedes chequear con "ls"</text:p>
      <text:p text:style-name="Preformatted_20_Text"/>
      <text:p text:style-name="Preformatted_20_Text">5. pipenv install django==2.2</text:p>
      <text:p text:style-name="Preformatted_20_Text"/>
      <text:p text:style-name="Preformatted_20_Text">6. $ django-admin startproject kresky_project. (No te olives del punto)</text:p>
      <text:p text:style-name="Preformatted_20_Text"/>
      <text:p text:style-name="Preformatted_20_Text">7. python manage.py migrate</text:p>
      <text:p text:style-name="Preformatted_20_Text"/>
      <text:p text:style-name="Preformatted_20_Text">8. Crear la App <text:s/></text:p>
      <text:p text:style-name="Preformatted_20_Text"/>
      <text:p text:style-name="Preformatted_20_Text"><text:s text:c="2"/>$ python manage.py startapp website</text:p>
      <text:p text:style-name="Preformatted_20_Text"/>
      <text:p text:style-name="Preformatted_20_Text">9. Registra la App en settings.</text:p>
      <text:p text:style-name="Preformatted_20_Text"><text:s text:c="3"/>INSTALLED_APPS=[</text:p>
      <text:p text:style-name="Preformatted_20_Text"><text:s text:c="4"/>'django.contrib.sessions',</text:p>
      <text:p text:style-name="Preformatted_20_Text"><text:s text:c="4"/>'django.contrib.messages',</text:p>
      <text:p text:style-name="Preformatted_20_Text"><text:s text:c="4"/>'django.contrib.staticfiles',</text:p>
      <text:p text:style-name="Preformatted_20_Text"><text:s text:c="4"/>'website', #NEW</text:p>
      <text:p text:style-name="Preformatted_20_Text">]</text:p>
      <text:p text:style-name="Preformatted_20_Text"/>
      <text:p text:style-name="Preformatted_20_Text">**ERROR** Las últimas versiones de django no están importando os</text:p>
      <text:p text:style-name="Preformatted_20_Text">si no "from pathlib import Path" es posible que tengas </text:p>
      <text:p text:style-name="Preformatted_20_Text">que importar os, por eso en este manual instalé django==2.2</text:p>
      <text:p text:style-name="Preformatted_20_Text"/>
      <text:p text:style-name="Preformatted_20_Text">10. Crea un urls.py para la app (solo copia y pega)</text:p>
      <text:p text:style-name="Preformatted_20_Text"/>
      <text:p text:style-name="Preformatted_20_Text">11. modifica el urls.py del poryecto general(no de la app)</text:p>
      <text:p text:style-name="Preformatted_20_Text">from django.contrib import admin</text:p>
      <text:p text:style-name="Preformatted_20_Text">from django.urls import path, include <text:s/>#NEW</text:p>
      <text:p text:style-name="Preformatted_20_Text"/>
      <text:p text:style-name="Preformatted_20_Text">urlpatterns = [</text:p>
      <text:p text:style-name="Preformatted_20_Text"><text:s text:c="4"/>path('admin/', admin.site.urls),</text:p>
      <text:p text:style-name="Preformatted_20_Text"><text:s text:c="4"/>path('',include('website.urls')), #NEW</text:p>
      <text:p text:style-name="Preformatted_20_Text">]</text:p>
      <text:p text:style-name="Preformatted_20_Text"><text:s text:c="4"/></text:p>
      <text:p text:style-name="Preformatted_20_Text">12. Crea un Template en website por ejemplo:</text:p>
      <text:p text:style-name="Preformatted_20_Text"><text:s text:c="4"/>mkdir <text:s/>templates <text:s/>&lt;---- En la carpeta de la app(website) </text:p>
      <text:p text:style-name="Preformatted_20_Text"><text:s text:c="4"/>home.html --&gt; &lt;h1&gt;Hello App&lt;h1&gt;</text:p>
      <text:p text:style-name="Preformatted_20_Text"/>
      <text:p text:style-name="Preformatted_20_Text">13. Ahora ve a la urls.py de tu App</text:p>
      <text:p text:style-name="Preformatted_20_Text">from django.urls import path</text:p>
      <text:p text:style-name="Preformatted_20_Text">from . import views</text:p>
      <text:p text:style-name="Preformatted_20_Text"/>
      <text:p text:style-name="Preformatted_20_Text"><text:soft-page-break/>urlpatterns = [</text:p>
      <text:p text:style-name="Preformatted_20_Text"><text:s text:c="4"/>path('', views.home, name="home"),</text:p>
      <text:p text:style-name="Preformatted_20_Text">]</text:p>
      <text:p text:style-name="Preformatted_20_Text"/>
      <text:p text:style-name="Preformatted_20_Text">14. Ve a views.py</text:p>
      <text:p text:style-name="Preformatted_20_Text">from django.shortcuts import render</text:p>
      <text:p text:style-name="Preformatted_20_Text"><text:s text:c="4"/></text:p>
      <text:p text:style-name="Preformatted_20_Text">def home(request):</text:p>
      <text:p text:style-name="Preformatted_20_Text"><text:s text:c="4"/>return render(request, 'home.html', {})</text:p>
      <text:p text:style-name="Preformatted_20_Text"/>
      <text:p text:style-name="Preformatted_20_Text"/>
      <text:p text:style-name="Preformatted_20_Text"/>
      <text:p text:style-name="Preformatted_20_Text">15. GUARDAR TODOS LOS ARCHIVOS, EMACS NO TE AVISA POR DEFECTO</text:p>
      <text:p text:style-name="Preformatted_20_Text"><text:s text:c="3"/>Para chequear ve al menú buffer</text:p>
      <text:p text:style-name="Preformatted_20_Text"/>
      <text:p text:style-name="Preformatted_20_Text">**PART II** static file</text:p>
      <text:p text:style-name="Preformatted_20_Text"/>
      <text:p text:style-name="Preformatted_20_Text">add a settings.py</text:p>
      <text:p text:style-name="Preformatted_20_Text"/>
      <text:p text:style-name="Preformatted_20_Text">STATICFILES_DIRS = [</text:p>
      <text:p text:style-name="Preformatted_20_Text"><text:s text:c="4"/>os.path.join(BASE_DIR, 'static'),</text:p>
      <text:p text:style-name="Preformatted_20_Text"/>
      <text:p text:style-name="Preformatted_20_Text">]</text:p>
      <text:p text:style-name="Preformatted_20_Text"/>
      <text:p text:style-name="Preformatted_20_Text">16. Agregar tag {% load static %} a home.html</text:p>
      <text:p text:style-name="Preformatted_20_Text"/>
      <text:p text:style-name="Preformatted_20_Text">17. """Crear <text:s/>static file """ en el el directorio raiz</text:p>
      <text:p text:style-name="Preformatted_20_Text"><text:s text:c="6"/>e inmediatamente crear dentro de el la carpeta website</text:p>
      <text:p text:style-name="Preformatted_20_Text"><text:s text:c="6"/>donde vas a pegar archivos y carpetas como:</text:p>
      <text:p text:style-name="Preformatted_20_Text"><text:s text:c="7"/>*css *images *fonts </text:p>
      <text:p text:style-name="Preformatted_20_Text"><text:s text:c="7"/>Y los siguientes archivos html en la carpeta templates</text:p>
      <text:p text:style-name="Preformatted_20_Text"><text:s text:c="6"/>*index.html *contact.html</text:p>
      <text:p text:style-name="Preformatted_20_Text"><text:s text:c="7"/>Generalmente vas a tener que cambiar el nombre de index.html</text:p>
      <text:p text:style-name="Preformatted_20_Text"><text:s text:c="7"/>por home.html que es el que tienes al principio cuando hiciste el</text:p>
      <text:p text:style-name="Preformatted_20_Text"><text:s text:c="7"/>proyecto</text:p>
      <text:p text:style-name="Preformatted_20_Text"/>
      <text:p text:style-name="Preformatted_20_Text"/>
      <text:p text:style-name="Preformatted_20_Text"/>
      <text:p text:style-name="Preformatted_20_Text">18. <text:s/>A tener en cuenta cuando use plantillas:</text:p>
      <text:p text:style-name="Preformatted_20_Text"><text:tab/> 1. Los errores que muestre por consola(si son muchos no vale la pena)</text:p>
      <text:p text:style-name="Preformatted_20_Text"><text:tab/> 2. Que no tenga mucho php<text:tab/></text:p>
      <text:p text:style-name="Preformatted_20_Text"><text:s text:c="13"/>3. Los ajax con los que ya viene la página</text:p>
      <text:p text:style-name="Preformatted_20_Text"><text:s text:c="13"/>4. Si vas a usar tu herramienta regex fijate si es img ó images</text:p>
      <text:p text:style-name="Preformatted_20_Text"><text:s text:c="18"/>y claro si realamente cubres todas las extenciones de imagenes</text:p>
      <text:p text:style-name="Preformatted_20_Text"><text:s text:c="7"/></text:p>
      <text:p text:style-name="Preformatted_20_Text"><text:s text:c="13"/>5. Que vaya entres comillas simples ' ' lo que va después de static</text:p>
      <text:p text:style-name="Preformatted_20_Text"><text:s text:c="16"/><text:span text:style-name="T48">Cierra Bien las Comillas</text:span></text:p>
      <text:p text:style-name="P19"><text:s text:c="20"/></text:p>
      <text:p text:style-name="P19"><text:span text:style-name="T46"><text:s text:c="11"/></text:span><text:span text:style-name="T12">CSS </text:span><text:span text:style-name="T17">&lt;</text:span><text:span text:style-name="T21">link</text:span><text:span text:style-name="T24"> </text:span><text:span text:style-name="T28">rel</text:span><text:span text:style-name="T24">=</text:span><text:span text:style-name="T32">"stylesheet"</text:span><text:span text:style-name="T24"> </text:span><text:span text:style-name="T28">href</text:span><text:span text:style-name="T24">=</text:span><text:span text:style-name="T32">"</text:span><text:span text:style-name="T43">{% static 'website/css/styles.css' %}</text:span><text:span text:style-name="T32">"</text:span><text:span text:style-name="T17">&gt;</text:span></text:p>
      <text:p text:style-name="Preformatted_20_Text"><text:s text:c="9"/></text:p>
      <text:p text:style-name="Preformatted_20_Text"><text:s text:c="19"/><text:span text:style-name="T49">IMG</text:span><text:span text:style-name="T12"> </text:span><text:span text:style-name="T17">&lt;</text:span><text:span text:style-name="T21">img</text:span><text:span text:style-name="T24"> </text:span><text:span text:style-name="T28">src</text:span><text:span text:style-name="T24">=</text:span><text:span text:style-name="T32">"</text:span><text:span text:style-name="T43">{% static 'website/img/perfil.png' %}</text:span><text:span text:style-name="T32">"</text:span><text:span text:style-name="T24"> </text:span><text:span text:style-name="T28">alt</text:span><text:span text:style-name="T24">=</text:span><text:span text:style-name="T32">""</text:span><text:span text:style-name="T17">&gt;</text:span></text:p>
      <text:p text:style-name="P32"><text:s text:c="32"/></text:p>
      <text:p text:style-name="P19"><text:span text:style-name="T17"><text:s text:c="31"/></text:span><text:span text:style-name="T39"><text:s/></text:span><text:span text:style-name="T40">JS </text:span><text:span text:style-name="T18">&lt;</text:span><text:span text:style-name="T22">script</text:span><text:span text:style-name="T25"> </text:span><text:span text:style-name="T29">src</text:span><text:span text:style-name="T25">=</text:span><text:span text:style-name="T33">"</text:span><text:span text:style-name="T47">{% static 'website/js/main.js' %}</text:span><text:span text:style-name="T33">"</text:span><text:span text:style-name="T18">&gt;&lt;/</text:span><text:span text:style-name="T22">script</text:span><text:span text:style-name="T18">&gt;</text:span></text:p>
      <text:p text:style-name="P33"/>
      <text:p text:style-name="P31"><text:s text:c="32"/></text:p>
      <text:p text:style-name="Preformatted_20_Text"/>
      <text:p text:style-name="Preformatted_20_Text"><text:s/></text:p>
      <text:p text:style-name="Preformatted_20_Text"/>
      <text:p text:style-name="Preformatted_20_Text"/>
      <text:p text:style-name="Preformatted_20_Text"><text:soft-page-break/>*** Parte III *** Contact Page (como insert to object)(email mira el video de django dentist)</text:p>
      <text:p text:style-name="Preformatted_20_Text"/>
      <text:p text:style-name="Preformatted_20_Text">1. Crear el modelo models.py</text:p>
      <text:p text:style-name="Preformatted_20_Text"/>
      <text:p text:style-name="Preformatted_20_Text">class Contact(models.Model):</text:p>
      <text:p text:style-name="Preformatted_20_Text"><text:s text:c="4"/>name = models.CharField(max_length=100)</text:p>
      <text:p text:style-name="Preformatted_20_Text"><text:s text:c="4"/>cargo = models.CharField(max_length=50)</text:p>
      <text:p text:style-name="Preformatted_20_Text"><text:s text:c="4"/>email = models.EmailField()</text:p>
      <text:p text:style-name="Preformatted_20_Text"><text:s text:c="4"/>message = models.TextField()</text:p>
      <text:p text:style-name="Preformatted_20_Text"><text:s text:c="4"/>def __str__(self):</text:p>
      <text:p text:style-name="Preformatted_20_Text"><text:s text:c="8"/>template = '{0.name} {0.cargo} {0.email}'</text:p>
      <text:p text:style-name="Preformatted_20_Text"><text:s text:c="8"/>return template.format(self) <text:s text:c="2"/></text:p>
      <text:p text:style-name="Preformatted_20_Text"/>
      <text:p text:style-name="Preformatted_20_Text">makemigrations &amp;&amp; migrate</text:p>
      <text:p text:style-name="Preformatted_20_Text"/>
      <text:p text:style-name="Preformatted_20_Text">1.2 home.html (the contact form) </text:p>
      <text:p text:style-name="Preformatted_20_Text">**OJO**: Es posible que tengas que cambiar el nombre del form</text:p>
      <text:p text:style-name="Preformatted_20_Text">por que muchos templates que descargas tienen su formulario</text:p>
      <text:p text:style-name="Preformatted_20_Text">ya relacionado a un ajax a travez de, ej: main.js</text:p>
      <text:p text:style-name="Preformatted_20_Text"><text:s/></text:p>
      <text:p text:style-name="Preformatted_20_Text"><text:s text:c="8"/></text:p>
      <text:p text:style-name="Preformatted_20_Text"/>
      <text:p text:style-name="Preformatted_20_Text"><text:s/>&lt;form action="" method="post" role="form" class="contactFormu"&gt;</text:p>
      <text:p text:style-name="Preformatted_20_Text"><text:tab/><text:tab/>{% csrf_token %} &lt;------------------------------------</text:p>
      <text:p text:style-name="Preformatted_20_Text"><text:s text:c="16"/>&lt;div class="form-group"&gt;</text:p>
      <text:p text:style-name="Preformatted_20_Text"><text:s text:c="18"/>&lt;input type="text" name="name" </text:p>
      <text:p text:style-name="Preformatted_20_Text"><text:s text:c="29"/>class="form-control" id="name" </text:p>
      <text:p text:style-name="Preformatted_20_Text"><text:s text:c="29"/>placeholder="Your Name" data-rule="minlen:4" </text:p>
      <text:p text:style-name="Preformatted_20_Text"><text:s text:c="29"/>data-msg="Please enter at least 4 chars" </text:p>
      <text:p text:style-name="Preformatted_20_Text"><text:s text:c="19"/>/&gt;</text:p>
      <text:p text:style-name="Preformatted_20_Text"><text:s text:c="18"/>&lt;div class="validation"&gt;&lt;/div&gt;</text:p>
      <text:p text:style-name="Preformatted_20_Text"><text:s text:c="16"/>&lt;/div&gt;</text:p>
      <text:p text:style-name="Preformatted_20_Text"><text:s text:c="16"/>&lt;div class="form-group"&gt;</text:p>
      <text:p text:style-name="Preformatted_20_Text"><text:s text:c="18"/>&lt;input type="email" class="form-control" </text:p>
      <text:p text:style-name="Preformatted_20_Text"><text:s text:c="29"/>name="email" id="email" </text:p>
      <text:p text:style-name="Preformatted_20_Text"><text:s text:c="29"/>placeholder="Your Email" </text:p>
      <text:p text:style-name="Preformatted_20_Text"><text:s text:c="29"/>data-rule="email" </text:p>
      <text:p text:style-name="Preformatted_20_Text"><text:s text:c="29"/>data-msg="Please enter a valid email" /&gt;</text:p>
      <text:p text:style-name="Preformatted_20_Text"><text:s text:c="18"/>&lt;div class="validation"&gt;&lt;/div&gt;</text:p>
      <text:p text:style-name="Preformatted_20_Text"><text:s text:c="16"/>&lt;/div&gt;</text:p>
      <text:p text:style-name="Preformatted_20_Text"><text:s text:c="16"/>&lt;div class="form-group"&gt;</text:p>
      <text:p text:style-name="Preformatted_20_Text"><text:s text:c="18"/>&lt;input type="text" class="form-control" </text:p>
      <text:p text:style-name="Preformatted_20_Text"><text:s text:c="30"/>name="subject" id="subject" </text:p>
      <text:p text:style-name="Preformatted_20_Text"><text:s text:c="30"/>placeholder="Subject" data-rule="minlen:4" </text:p>
      <text:p text:style-name="Preformatted_20_Text"><text:s text:c="30"/>data-msg="Please enter at least 8 chars of subject" </text:p>
      <text:p text:style-name="Preformatted_20_Text"><text:s text:c="19"/>/&gt;</text:p>
      <text:p text:style-name="Preformatted_20_Text"><text:s text:c="18"/>&lt;div class="validation"&gt;&lt;/div&gt;</text:p>
      <text:p text:style-name="Preformatted_20_Text"><text:s text:c="16"/>&lt;/div&gt;</text:p>
      <text:p text:style-name="Preformatted_20_Text"><text:s text:c="16"/>&lt;div class="form-group"&gt;</text:p>
      <text:p text:style-name="Preformatted_20_Text"><text:s text:c="18"/>&lt;textarea class="form-control" name="message" </text:p>
      <text:p text:style-name="Preformatted_20_Text"><text:s text:c="34"/>rows="5" data-rule="required" </text:p>
      <text:p text:style-name="Preformatted_20_Text"><text:s text:c="34"/>data-msg="Please write something for us" </text:p>
      <text:p text:style-name="Preformatted_20_Text"><text:s text:c="34"/>placeholder="Message"&gt;</text:p>
      <text:p text:style-name="Preformatted_20_Text"><text:s text:c="18"/>&lt;/textarea&gt;</text:p>
      <text:p text:style-name="Preformatted_20_Text"><text:s text:c="18"/>&lt;div class="validation"&gt;&lt;/div&gt;</text:p>
      <text:p text:style-name="Preformatted_20_Text"><text:s text:c="16"/>&lt;/div&gt;</text:p>
      <text:p text:style-name="Preformatted_20_Text"/>
      <text:p text:style-name="Preformatted_20_Text"><text:s text:c="16"/>&lt;div id="sendmessage"&gt;Your message has been sent. Thank you!&lt;/div&gt;</text:p>
      <text:p text:style-name="Preformatted_20_Text"><text:soft-page-break/><text:s text:c="16"/>&lt;div id="errormessage"&gt;&lt;/div&gt;</text:p>
      <text:p text:style-name="Preformatted_20_Text"/>
      <text:p text:style-name="Preformatted_20_Text"><text:s text:c="16"/>&lt;div class="text-center"&gt;</text:p>
      <text:p text:style-name="Preformatted_20_Text"><text:tab/><text:tab/> <text:s/>&lt;button type="submit" title="Send Message"&gt;Send Message</text:p>
      <text:p text:style-name="Preformatted_20_Text"><text:s text:c="26"/>&lt;/button&gt;</text:p>
      <text:p text:style-name="Preformatted_20_Text"><text:s text:c="16"/>&lt;/div&gt;</text:p>
      <text:p text:style-name="Preformatted_20_Text"><text:s text:c="14"/>&lt;/form&gt;</text:p>
      <text:p text:style-name="Preformatted_20_Text"><text:s text:c="12"/>&lt;/div</text:p>
      <text:p text:style-name="Preformatted_20_Text"/>
      <text:p text:style-name="Preformatted_20_Text">2. urls.py</text:p>
      <text:p text:style-name="Preformatted_20_Text"><text:s text:c="3"/>Generalmente se haría una contact.html en urls (en este caso no por ser onepage )</text:p>
      <text:p text:style-name="Preformatted_20_Text"/>
      <text:p text:style-name="Preformatted_20_Text">from django.urls import path</text:p>
      <text:p text:style-name="Preformatted_20_Text">from . import views</text:p>
      <text:p text:style-name="Preformatted_20_Text"><text:s text:c="4"/></text:p>
      <text:p text:style-name="Preformatted_20_Text">urlpatterns = [</text:p>
      <text:p text:style-name="Preformatted_20_Text"><text:s text:c="4"/>path(' ', views.home, name="home"),</text:p>
      <text:p text:style-name="Preformatted_20_Text"><text:s text:c="4"/>path('contact.html', views.home, name="contact"),</text:p>
      <text:p text:style-name="Preformatted_20_Text">]</text:p>
      <text:p text:style-name="Preformatted_20_Text"/>
      <text:p text:style-name="Preformatted_20_Text"/>
      <text:p text:style-name="Preformatted_20_Text">3. Views.py (Esto para insertatr en objeto, si quieres enviar correo ve mas abajo)</text:p>
      <text:p text:style-name="Preformatted_20_Text"/>
      <text:p text:style-name="Preformatted_20_Text">from django.shortcuts import render</text:p>
      <text:p text:style-name="Preformatted_20_Text">from .models import Contact <text:s/>&lt;----- Tienes que llamar al modelo que vas a usar</text:p>
      <text:p text:style-name="Preformatted_20_Text"/>
      <text:p text:style-name="Preformatted_20_Text">def home(request):</text:p>
      <text:p text:style-name="Preformatted_20_Text"><text:s text:c="4"/>if request.method =="POST":</text:p>
      <text:p text:style-name="Preformatted_20_Text"><text:s text:c="8"/>name_form = request.POST['namef']</text:p>
      <text:p text:style-name="Preformatted_20_Text"><text:s text:c="8"/>email_form = request.POST['emailf']</text:p>
      <text:p text:style-name="Preformatted_20_Text"><text:s text:c="8"/>subject_form = request.POST['subjectf']</text:p>
      <text:p text:style-name="Preformatted_20_Text"><text:s text:c="8"/>message_form = request.POST['messagef']</text:p>
      <text:p text:style-name="Preformatted_20_Text"><text:s text:c="8"/>#Insertar el objeto</text:p>
      <text:p text:style-name="Preformatted_20_Text"><text:s text:c="8"/>Contact.objects.create(name=name_form,</text:p>
      <text:p text:style-name="Preformatted_20_Text"><text:s text:c="44"/>email=email_form,</text:p>
      <text:p text:style-name="Preformatted_20_Text"><text:s text:c="44"/>subject=subject_form,</text:p>
      <text:p text:style-name="Preformatted_20_Text"><text:s text:c="45"/>message=message_form)</text:p>
      <text:p text:style-name="Preformatted_20_Text"/>
      <text:p text:style-name="Preformatted_20_Text"><text:s text:c="8"/>return render(request, 'home.html',{})</text:p>
      <text:p text:style-name="Preformatted_20_Text"><text:s text:c="10"/></text:p>
      <text:p text:style-name="Preformatted_20_Text"><text:s text:c="4"/>else:</text:p>
      <text:p text:style-name="Preformatted_20_Text"><text:s text:c="8"/></text:p>
      <text:p text:style-name="Preformatted_20_Text"><text:s text:c="8"/>return render(request, 'home.html',{})</text:p>
      <text:p text:style-name="Preformatted_20_Text"/>
      <text:p text:style-name="Preformatted_20_Text"><text:s text:c="4"/>return render(request, 'home.html', {})</text:p>
      <text:p text:style-name="Preformatted_20_Text"/>
      <text:p text:style-name="Preformatted_20_Text">3.5 <text:s/>Views.py(email)</text:p>
      <text:p text:style-name="Preformatted_20_Text"/>
      <text:p text:style-name="Preformatted_20_Text">Pero primero la confiuración de settings.py</text:p>
      <text:p text:style-name="Preformatted_20_Text"/>
      <text:p text:style-name="Preformatted_20_Text">#email settings</text:p>
      <text:p text:style-name="Preformatted_20_Text">EMAIL_HOST ='smtp.gmail.com'</text:p>
      <text:p text:style-name="Preformatted_20_Text">EMAIL_PORT = 587</text:p>
      <text:p text:style-name="Preformatted_20_Text">EMAIL_HOST_USER = 'ricardo9285@gmail.com'</text:p>
      <text:p text:style-name="P6">EMAIL_HOST_PASSWORD = '#a**********%'</text:p>
      <text:p text:style-name="Preformatted_20_Text">EMAIL_USE_TLS = True</text:p>
      <text:p text:style-name="Preformatted_20_Text">#EMAIL_USE_SSS = False</text:p>
      <text:p text:style-name="Preformatted_20_Text"/>
      <text:p text:style-name="Preformatted_20_Text"><text:soft-page-break/>def home(request):</text:p>
      <text:p text:style-name="Preformatted_20_Text"><text:s text:c="4"/></text:p>
      <text:p text:style-name="Preformatted_20_Text"><text:s text:c="4"/>if request.method =="POST" and request.is_ajax(): </text:p>
      <text:p text:style-name="Preformatted_20_Text"><text:s text:c="8"/>name_form = request.POST['name_form']</text:p>
      <text:p text:style-name="Preformatted_20_Text"><text:s text:c="8"/>email_form = request.POST['email_form']</text:p>
      <text:p text:style-name="Preformatted_20_Text"><text:s text:c="8"/>message_form = request.POST['message_form']</text:p>
      <text:p text:style-name="Preformatted_20_Text"><text:s text:c="8"/></text:p>
      <text:p text:style-name="Preformatted_20_Text"><text:s text:c="8"/># send an email</text:p>
      <text:p text:style-name="Preformatted_20_Text"/>
      <text:p text:style-name="Preformatted_20_Text"><text:s text:c="8"/>send_mail(name_form ,message_form,email_form,['ricardo9285@gmail.com'])</text:p>
      <text:p text:style-name="Preformatted_20_Text"/>
      <text:p text:style-name="Preformatted_20_Text"><text:s text:c="8"/>return JsonResponse({"name_form":name_form}, status=200)</text:p>
      <text:p text:style-name="Preformatted_20_Text"><text:s text:c="8"/>return render(request, 'home.html', {"name_form" : name_form})</text:p>
      <text:p text:style-name="Preformatted_20_Text"><text:s text:c="8"/></text:p>
      <text:p text:style-name="Preformatted_20_Text"><text:s text:c="4"/>else:</text:p>
      <text:p text:style-name="Preformatted_20_Text"><text:s text:c="8"/>return render(request, 'home.html',{})</text:p>
      <text:p text:style-name="Preformatted_20_Text"><text:s text:c="4"/></text:p>
      <text:p text:style-name="Preformatted_20_Text"><text:s text:c="4"/>return render(request, 'home.html',{})</text:p>
      <text:p text:style-name="Preformatted_20_Text"/>
      <text:p text:style-name="Preformatted_20_Text"/>
      <text:p text:style-name="Preformatted_20_Text">*** <text:span text:style-name="T50">PARTE OPCIONAL *** <text:s/></text:span>*<text:span text:style-name="T50">Utilización de AJAX</text:span>* <text:s/>→<text:span text:style-name="T50"> home.html</text:span></text:p>
      <text:p text:style-name="P23">&lt;!--===== CONTACT =====--&gt;</text:p>
      <text:p text:style-name="P20"><text:span text:style-name="T15">&lt;</text:span><text:span text:style-name="T19">section</text:span> <text:span text:style-name="T26">class</text:span>=<text:span text:style-name="T30">"contact section"</text:span> <text:span text:style-name="T26">id</text:span>=<text:span text:style-name="T30">"contact"</text:span><text:span text:style-name="T15">&gt;</text:span></text:p>
      <text:p text:style-name="P20"><text:span text:style-name="T15"/></text:p>
      <text:p text:style-name="P25"><text:span text:style-name="T16">&lt;</text:span><text:span text:style-name="T20">h2</text:span><text:span text:style-name="T23"> </text:span><text:span text:style-name="T27">class</text:span><text:span text:style-name="T23">=</text:span><text:span text:style-name="T31">"section-title"</text:span><text:span text:style-name="T16">&gt;</text:span><text:span text:style-name="T23">Contact</text:span><text:span text:style-name="T16">&lt;/</text:span><text:span text:style-name="T20">h2</text:span><text:span text:style-name="T16">&gt;</text:span></text:p>
      <text:p text:style-name="P25"><text:span text:style-name="T16"/></text:p>
      <text:p text:style-name="P20"><text:span text:style-name="T15">&lt;</text:span><text:span text:style-name="T19">div</text:span> <text:span text:style-name="T26">class</text:span>=<text:span text:style-name="T30">"contact__container bd-grid"</text:span><text:span text:style-name="T15">&gt;</text:span> </text:p>
      <text:p text:style-name="P21"><text:span text:style-name="T15">&lt;</text:span><text:span text:style-name="T19">form</text:span> <text:span text:style-name="T44">id="contact-form"</text:span> </text:p>
      <text:p text:style-name="P21"><text:span text:style-name="T26"><text:s text:c="10"/>role</text:span>=<text:span text:style-name="T30">"form"</text:span> </text:p>
      <text:p text:style-name="P21"><text:span text:style-name="T26"><text:s text:c="10"/>action</text:span>=<text:span text:style-name="T42">"</text:span><text:span text:style-name="T44">{% url 'home' %</text:span><text:span text:style-name="T42">}"</text:span> </text:p>
      <text:p text:style-name="P21"><text:span text:style-name="T55"><text:s text:c="9"/>method</text:span><text:span text:style-name="T44">="POST</text:span><text:span text:style-name="T30">"</text:span> </text:p>
      <text:p text:style-name="P21"><text:span text:style-name="T26"><text:s text:c="9"/>class</text:span>=<text:span text:style-name="T30">"contact__form"</text:span></text:p>
      <text:p text:style-name="P21"><text:span text:style-name="T15">&gt;</text:span></text:p>
      <text:p text:style-name="P20"><text:span text:style-name="T15"/></text:p>
      <text:p text:style-name="P26">{% csrf_token %}</text:p>
      <text:p text:style-name="P26"/>
      <text:p text:style-name="P20"><text:span text:style-name="T15">&lt;</text:span><text:span text:style-name="T19">input</text:span> <text:span text:style-name="T26">type</text:span>=<text:span text:style-name="T30">"text"</text:span> <text:span text:style-name="T26">name</text:span>=<text:span text:style-name="T30">"namef"</text:span> <text:span text:style-name="T26">placeholder</text:span>=<text:span text:style-name="T30">"Name"</text:span> <text:span text:style-name="T26">class</text:span>=<text:span text:style-name="T30">"contact__input"</text:span><text:span text:style-name="T15">&gt;</text:span></text:p>
      <text:p text:style-name="P20"><text:span text:style-name="T15"/></text:p>
      <text:p text:style-name="P20"><text:span text:style-name="T15">&lt;</text:span><text:span text:style-name="T19">input</text:span> <text:span text:style-name="T26">type</text:span>=<text:span text:style-name="T30">"text"</text:span> <text:span text:style-name="T26">name</text:span>=<text:span text:style-name="T30">"emailf"</text:span> <text:span text:style-name="T26">placeholder</text:span>=<text:span text:style-name="T30">"Email"</text:span> <text:span text:style-name="T26">class</text:span>=<text:span text:style-name="T30">"contact__input"</text:span><text:span text:style-name="T15">&gt;</text:span></text:p>
      <text:p text:style-name="P20"><text:span text:style-name="T15"/></text:p>
      <text:p text:style-name="P20"><text:span text:style-name="T15">&lt;</text:span><text:span text:style-name="T19">textarea</text:span> <text:span text:style-name="T26">name</text:span>=<text:span text:style-name="T30">"messagef"</text:span> <text:span text:style-name="T26">id</text:span>=<text:span text:style-name="T30">""</text:span> <text:span text:style-name="T26">cols</text:span>=<text:span text:style-name="T30">"0"</text:span> <text:span text:style-name="T26">rows</text:span>=<text:span text:style-name="T30">"10"</text:span> <text:span text:style-name="T26">class</text:span>=<text:span text:style-name="T30">"contact__input"</text:span><text:span text:style-name="T15">&gt;</text:span> </text:p>
      <text:p text:style-name="P20"><text:span text:style-name="T15">&lt;/</text:span><text:span text:style-name="T19">textarea</text:span><text:span text:style-name="T15">&gt; </text:span></text:p>
      <text:p text:style-name="P20"><text:span text:style-name="T15"/></text:p>
      <text:p text:style-name="P20"><text:span text:style-name="T15">&lt;</text:span><text:span text:style-name="T19">input</text:span> <text:span text:style-name="T26">type</text:span>=<text:span text:style-name="T30">"submit"</text:span> <text:span text:style-name="T26">value</text:span>=<text:span text:style-name="T30">"Enviar"</text:span> <text:span text:style-name="T26">class</text:span>=<text:span text:style-name="T30">"contact__button button"</text:span><text:span text:style-name="T15">&gt;</text:span></text:p>
      <text:p text:style-name="P20"><text:span text:style-name="T15"/></text:p>
      <text:p text:style-name="P20"><text:span text:style-name="T15">&lt;/</text:span><text:span text:style-name="T19">form</text:span><text:span text:style-name="T15">&gt;</text:span></text:p>
      <text:p text:style-name="P20"><text:span text:style-name="T15"/></text:p>
      <text:p text:style-name="P20"><text:span text:style-name="T15">&lt;/</text:span><text:span text:style-name="T19">div</text:span><text:span text:style-name="T15">&gt;</text:span></text:p>
      <text:p text:style-name="P20"><text:span text:style-name="T15">&lt;/</text:span><text:span text:style-name="T19">section</text:span><text:span text:style-name="T15">&gt;</text:span></text:p>
      <text:p text:style-name="P28"/>
      <text:p text:style-name="P28"/>
      <text:p text:style-name="P28"><text:soft-page-break/>{% block javascript %}</text:p>
      <text:p text:style-name="P21"><text:span text:style-name="T15"/></text:p>
      <text:p text:style-name="P21"><text:span text:style-name="T15"/></text:p>
      <text:p text:style-name="P21"><text:span text:style-name="T15">&lt;</text:span><text:span text:style-name="T19">script</text:span> <text:span text:style-name="T26">src</text:span>=<text:span text:style-name="T30">"</text:span><text:a xlink:type="simple" xlink:href="https://ajax.googleapis.com/ajax/libs/jquery/3.5.1/jquery.min.js" text:style-name="Internet_20_link" text:visited-style-name="Visited_20_Internet_20_Link"><text:span text:style-name="T44">https://ajax.googleapis.com/ajax/libs/jquery/3.5.1/jquery.min.js</text:span></text:a><text:span text:style-name="T30">"</text:span><text:span text:style-name="T15">&gt;</text:span></text:p>
      <text:p text:style-name="P21"><text:span text:style-name="T15">&lt;/</text:span><text:span text:style-name="T19">script</text:span><text:span text:style-name="T15">&gt;</text:span></text:p>
      <text:p text:style-name="P21"><text:span text:style-name="T15"/></text:p>
      <text:p text:style-name="P20"><text:span text:style-name="T15">&lt;</text:span><text:span text:style-name="T19">script</text:span><text:span text:style-name="T15">&gt;</text:span></text:p>
      <text:p text:style-name="P22"><text:span text:style-name="T51">$</text:span>(<text:span text:style-name="T26">document</text:span>).<text:span text:style-name="T52">ready</text:span>(<text:span text:style-name="T19">function</text:span> () {</text:p>
      <text:p text:style-name="P24">// catch the form's submit event</text:p>
      <text:p text:style-name="P22"><text:span text:style-name="T51">$</text:span>(<text:span text:style-name="T30">'#contact-form'</text:span>).<text:span text:style-name="T52">submit</text:span>(<text:span text:style-name="T19">function</text:span> () {</text:p>
      <text:p text:style-name="P24">// create an AJAX call</text:p>
      <text:p text:style-name="P22"><text:span text:style-name="T51">$</text:span>.<text:span text:style-name="T52">ajax</text:span>({</text:p>
      <text:p text:style-name="P22"><text:span text:style-name="T26">data:</text:span> <text:span text:style-name="T51">$</text:span>(<text:span text:style-name="T19">this</text:span>).<text:span text:style-name="T52">serialize</text:span>(), <text:span text:style-name="T53">// get the form data</text:span></text:p>
      <text:p text:style-name="P22"><text:span text:style-name="T26">type:</text:span> <text:span text:style-name="T51">$</text:span>(<text:span text:style-name="T19">this</text:span>).<text:span text:style-name="T52">attr</text:span>(<text:span text:style-name="T30">'method'</text:span>), <text:span text:style-name="T53">// GET or POST</text:span></text:p>
      <text:p text:style-name="P22"><text:span text:style-name="T26">url:</text:span> <text:span text:style-name="T30">"{% url 'home' %}"</text:span>,</text:p>
      <text:p text:style-name="P22"><text:span text:style-name="T52">success</text:span><text:span text:style-name="T26">:</text:span> <text:span text:style-name="T19">function</text:span> (<text:span text:style-name="T26">response</text:span>) {</text:p>
      <text:p text:style-name="P22"><text:span text:style-name="T52">alert</text:span>(<text:span text:style-name="T30">"Gracias "</text:span> +<text:span text:style-name="T26">response</text:span>.<text:span text:style-name="T26">name_form</text:span> +<text:span text:style-name="T30">" Recibimos tu email, responderemos pronto!"</text:span>);</text:p>
      <text:p text:style-name="P22"><text:span text:style-name="T52">clearMe</text:span>()</text:p>
      <text:p text:style-name="P24">//alert("Registro Agregado")</text:p>
      <text:p text:style-name="P22">},</text:p>
      <text:p text:style-name="P22"><text:span text:style-name="T52">error</text:span><text:span text:style-name="T26">:</text:span> <text:span text:style-name="T19">function</text:span> (<text:span text:style-name="T26">response</text:span>) {</text:p>
      <text:p text:style-name="P24">// alert the error if any error occured</text:p>
      <text:p text:style-name="P22"><text:span text:style-name="T52">alert</text:span>(<text:span text:style-name="T26">response</text:span>.<text:span text:style-name="T26">responseJSON</text:span>.<text:span text:style-name="T26">errors</text:span>);</text:p>
      <text:p text:style-name="P22"><text:span text:style-name="T26">console</text:span>.<text:span text:style-name="T52">log</text:span>(<text:span text:style-name="T26">response</text:span>.<text:span text:style-name="T26">responseJSON</text:span>.<text:span text:style-name="T26">errors</text:span>)</text:p>
      <text:p text:style-name="P22">}</text:p>
      <text:p text:style-name="P22">});</text:p>
      <text:p text:style-name="P22"><text:span text:style-name="T54">return</text:span> <text:span text:style-name="T19">false</text:span>;</text:p>
      <text:p text:style-name="P22">});</text:p>
      <text:p text:style-name="P22">})</text:p>
      <text:p text:style-name="P22"><text:span text:style-name="T19">function</text:span> <text:span text:style-name="T52">clearMe</text:span>() {</text:p>
      <text:p text:style-name="P22"><text:span text:style-name="T26">document</text:span>.<text:span text:style-name="T52">getElementById</text:span>(<text:span text:style-name="T30">"contact-form"</text:span>).<text:span text:style-name="T52">reset</text:span>();</text:p>
      <text:p text:style-name="P22">}</text:p>
      <text:p text:style-name="P20"><text:span text:style-name="T15">&lt;/</text:span><text:span text:style-name="T19">script</text:span><text:span text:style-name="T15">&gt;</text:span></text:p>
      <text:p text:style-name="P20"><text:span text:style-name="T15"/></text:p>
      <text:p text:style-name="P28">{% endblock javascript %}</text:p>
      <text:p text:style-name="P28"/>
      <text:p text:style-name="P29">Views.py</text:p>
      <text:p text:style-name="P29"/>
      <text:p text:style-name="P27">from .models import <text:span text:style-name="T10">Contact</text:span></text:p>
      <text:p text:style-name="P26">from django.http import <text:span text:style-name="T11">JsonResponse</text:span></text:p>
      <text:p text:style-name="P30"/>
      <text:p text:style-name="P26">def home(request):</text:p>
      <text:p text:style-name="P26"><text:s text:c="4"/>if request.method =="POST":</text:p>
      <text:p text:style-name="P26"><text:s text:c="4"/><text:span text:style-name="T11">name_form</text:span> = request.POST['<text:span text:style-name="T11">namef</text:span>']</text:p>
      <text:p text:style-name="P26"><text:s text:c="4"/>email_form = request.POST['emailf']</text:p>
      <text:p text:style-name="P26"><text:s text:c="4"/>message_form = request.POST['messagef']</text:p>
      <text:p text:style-name="P26"><text:soft-page-break/>#Insertar el objeto</text:p>
      <text:p text:style-name="P26"><text:s text:c="5"/>Contact.objects.create(name=name_form,email=email_form,message=message_form)</text:p>
      <text:p text:style-name="P26"><text:s text:c="5"/>return <text:span text:style-name="T11">JsonResponse</text:span>({"name_form":name_form}, status=200) </text:p>
      <text:p text:style-name="P26"><text:s text:c="5"/>return render(request, 'home.html', {"name_form":name_form})</text:p>
      <text:p text:style-name="P26">else:</text:p>
      <text:p text:style-name="P26"><text:s text:c="4"/>return render(request, 'home.html',{})</text:p>
      <text:p text:style-name="P30"/>
      <text:p text:style-name="P26">return render(request, 'home.html', {})</text:p>
      <text:p text:style-name="P29"/>
      <text:p text:style-name="P29"/>
      <text:p text:style-name="Preformatted_20_Text"/>
      <text:p text:style-name="Preformatted_20_Text"/>
      <text:p text:style-name="Preformatted_20_Text">4.***PARTE IV ****</text:p>
      <text:p text:style-name="Preformatted_20_Text"><text:s text:c="2"/>*POSGRESQL*</text:p>
      <text:p text:style-name="Preformatted_20_Text"/>
      <text:p text:style-name="Preformatted_20_Text"><text:s text:c="2"/>Ya que estas haciendo modelos debes configurar postgresql antes de que te de problemas</text:p>
      <text:p text:style-name="Preformatted_20_Text"><text:s text:c="2"/>por que heroku no soporta sqlite3</text:p>
      <text:p text:style-name="Preformatted_20_Text"/>
      <text:p text:style-name="Preformatted_20_Text"><text:s text:c="2"/>1. pipenv install psycopg2-binary</text:p>
      <text:p text:style-name="Preformatted_20_Text"/>
      <text:p text:style-name="Preformatted_20_Text"><text:s/></text:p>
      <text:p text:style-name="Preformatted_20_Text"><text:s text:c="2"/></text:p>
      <text:p text:style-name="Preformatted_20_Text"><text:s text:c="2"/>2. <text:s/>Vas a tener que configurar settings.py (Base de Datos)</text:p>
      <text:p text:style-name="Preformatted_20_Text"><text:s text:c="6"/>Por supuesto borra la otra de sqlite3</text:p>
      <text:p text:style-name="Preformatted_20_Text"/>
      <text:p text:style-name="Preformatted_20_Text"><text:s text:c="2"/>DATABASES = {</text:p>
      <text:p text:style-name="Preformatted_20_Text"><text:s text:c="4"/>'default': {</text:p>
      <text:p text:style-name="Preformatted_20_Text"><text:s text:c="8"/>'ENGINE': 'django.db.backends.postgresql',</text:p>
      <text:p text:style-name="Preformatted_20_Text"><text:s text:c="8"/>'NAME': 'karin_db',</text:p>
      <text:p text:style-name="Preformatted_20_Text"><text:s text:c="8"/>'USER': 'karin_user',</text:p>
      <text:p text:style-name="Preformatted_20_Text"><text:s text:c="8"/>'PASSWORD': '123456',</text:p>
      <text:p text:style-name="Preformatted_20_Text"><text:s text:c="8"/>'HOST': 'localhost',</text:p>
      <text:p text:style-name="Preformatted_20_Text"><text:s text:c="8"/>'PORT': '5432',</text:p>
      <text:p text:style-name="Preformatted_20_Text"><text:s text:c="5"/>}</text:p>
      <text:p text:style-name="Preformatted_20_Text"><text:s text:c="3"/>}</text:p>
      <text:p text:style-name="Preformatted_20_Text"/>
      <text:p text:style-name="Preformatted_20_Text"><text:s text:c="2"/>3. Crear la bd y usuario:</text:p>
      <text:p text:style-name="Preformatted_20_Text"/>
      <text:p text:style-name="Preformatted_20_Text"><text:s text:c="5"/>mint:~$ sudo -u postgres psql &lt;-- te va a pedir contraseña del sistema linux</text:p>
      <text:p text:style-name="Preformatted_20_Text"><text:s text:c="6"/></text:p>
      <text:p text:style-name="Preformatted_20_Text"><text:s text:c="5"/>postgres=# create database karin_db;</text:p>
      <text:p text:style-name="Preformatted_20_Text"><text:s text:c="5"/>CREATE DATABASE</text:p>
      <text:p text:style-name="Preformatted_20_Text"><text:s text:c="5"/>postgres=# <text:s/>\c <text:s/>karin_db;</text:p>
      <text:p text:style-name="Preformatted_20_Text"><text:s text:c="5"/>You are now connected to database "karin_db" as user "postgres".</text:p>
      <text:p text:style-name="Preformatted_20_Text"><text:s text:c="5"/>karin_db=# CREATE USER karin_user WITH PASSWORD '123456';</text:p>
      <text:p text:style-name="Preformatted_20_Text"><text:s text:c="5"/>CREATE ROLE</text:p>
      <text:p text:style-name="Preformatted_20_Text"/>
      <text:p text:style-name="Preformatted_20_Text"><text:s text:c="5"/></text:p>
      <text:p text:style-name="Preformatted_20_Text"><text:s text:c="2"/>4. Hacer migrate</text:p>
      <text:p text:style-name="Preformatted_20_Text"><text:s text:c="5"/>(karin) ricardo@ricardo-mint:~/DjangoProjects/karin$ python manage.py migrate</text:p>
      <text:p text:style-name="Preformatted_20_Text"><text:s text:c="5"/>(Si todo sale bien te debe dar el siguiente mensaje)</text:p>
      <text:p text:style-name="Preformatted_20_Text"><text:s text:c="5"/>Operations to perform:</text:p>
      <text:p text:style-name="Preformatted_20_Text"><text:s text:c="5"/>Apply all migrations: admin, auth, contenttypes, sessions, website</text:p>
      <text:p text:style-name="Preformatted_20_Text"><text:s text:c="5"/>Running migrations:</text:p>
      <text:p text:style-name="Preformatted_20_Text"><text:s text:c="5"/>Applying contenttypes.0001_initial... OK</text:p>
      <text:p text:style-name="Preformatted_20_Text"/>
      <text:p text:style-name="Preformatted_20_Text"><text:soft-page-break/><text:s/></text:p>
      <text:p text:style-name="Preformatted_20_Text"/>
      <text:p text:style-name="Preformatted_20_Text"/>
      <text:p text:style-name="Preformatted_20_Text"><text:s/>*** PARTE V ***</text:p>
      <text:p text:style-name="Preformatted_20_Text"><text:s text:c="2"/>*Configuración Admin*</text:p>
      <text:p text:style-name="Preformatted_20_Text"/>
      <text:p text:style-name="Preformatted_20_Text"><text:s text:c="2"/>5. Retomando el modelo contact </text:p>
      <text:p text:style-name="Preformatted_20_Text"><text:s text:c="5"/></text:p>
      <text:p text:style-name="Preformatted_20_Text"><text:s text:c="5"/>1.Crea un super usuario para poder manipular los modelos:</text:p>
      <text:p text:style-name="Preformatted_20_Text"><text:s text:c="7"/></text:p>
      <text:p text:style-name="Preformatted_20_Text"><text:s text:c="7"/>python manage.py createsuperuser <text:s text:c="4"/></text:p>
      <text:p text:style-name="Preformatted_20_Text"/>
      <text:p text:style-name="Preformatted_20_Text"><text:s text:c="5"/>2.Tienes que registrarlo en admin.py</text:p>
      <text:p text:style-name="Preformatted_20_Text"><text:s text:c="5"/></text:p>
      <text:p text:style-name="Preformatted_20_Text"><text:s text:c="7"/>from django.contrib import admin</text:p>
      <text:p text:style-name="Preformatted_20_Text"><text:s text:c="7"/>from .models import Contact</text:p>
      <text:p text:style-name="Preformatted_20_Text"><text:s text:c="5"/></text:p>
      <text:p text:style-name="Preformatted_20_Text"><text:s text:c="7"/>admin.site.register(Contact) </text:p>
      <text:p text:style-name="Preformatted_20_Text"/>
      <text:p text:style-name="Preformatted_20_Text"><text:s text:c="5"/>3. python manage.py runserver</text:p>
      <text:p text:style-name="Preformatted_20_Text"/>
      <text:p text:style-name="Preformatted_20_Text"/>
      <text:p text:style-name="Preformatted_20_Text">*** PARTE VI ***</text:p>
      <text:p text:style-name="Preformatted_20_Text">Continuación Contact Page</text:p>
      <text:p text:style-name="Preformatted_20_Text">En este caso action apunta a espacio por que </text:p>
      <text:p text:style-name="Preformatted_20_Text">en urls.py esta configurado de esa forma, </text:p>
      <text:p text:style-name="Preformatted_20_Text">por favor coloca method="post" muchos templates </text:p>
      <text:p text:style-name="Preformatted_20_Text">no lo traen por defecto</text:p>
      <text:p text:style-name="Preformatted_20_Text"/>
      <text:p text:style-name="Preformatted_20_Text"><text:s text:c="2"/>&lt;form action="" method="post" <text:s/>role="form" class="contactFormu"&gt;</text:p>
      <text:p text:style-name="Preformatted_20_Text"><text:s text:c="3"/>{% csrf_token %}</text:p>
      <text:p text:style-name="Preformatted_20_Text"><text:tab/> <text:s/>&lt;div class="contact__inputs"&gt;</text:p>
      <text:p text:style-name="Preformatted_20_Text"><text:tab/> <text:s text:c="3"/>&lt;input type="text" name="namef" placeholder="Name" <text:s/>class="contact__input"&gt;</text:p>
      <text:p text:style-name="Preformatted_20_Text"><text:tab/> <text:s text:c="3"/>&lt;input type="text" name="emailf" placeholder="Email" <text:s text:c="12"/></text:p>
      <text:p text:style-name="Preformatted_20_Text"><text:s text:c="15"/>class="contact__input"&gt;</text:p>
      <text:p text:style-name="Preformatted_20_Text"><text:tab/> <text:s/>&lt;/div&gt;</text:p>
      <text:p text:style-name="Preformatted_20_Text"><text:tab/></text:p>
      <text:p text:style-name="Preformatted_20_Text"><text:tab/> <text:s/>&lt;textarea name="messagef" id="" cols="0" rows="10" <text:s text:c="7"/></text:p>
      <text:p text:style-name="Preformatted_20_Text"><text:s text:c="9"/>class="contact__input"&gt;&lt;/textarea&gt;</text:p>
      <text:p text:style-name="Preformatted_20_Text"><text:tab/></text:p>
      <text:p text:style-name="Preformatted_20_Text"><text:tab/></text:p>
      <text:p text:style-name="Preformatted_20_Text"><text:s text:c="10"/>&lt;input type="submit" value="Enviar" class="contact__button"&gt;</text:p>
      <text:p text:style-name="Preformatted_20_Text"><text:s text:c="2"/>&lt;/form&gt;</text:p>
      <text:p text:style-name="Preformatted_20_Text"><text:s/></text:p>
      <text:p text:style-name="Preformatted_20_Text">urlpatterns = [</text:p>
      <text:p text:style-name="Preformatted_20_Text"><text:s text:c="4"/>path('', views.home, name="home"),</text:p>
      <text:p text:style-name="Preformatted_20_Text">]</text:p>
      <text:p text:style-name="Preformatted_20_Text"/>
      <text:p text:style-name="Preformatted_20_Text">*OTRO EJEMPLO con otro action*</text:p>
      <text:p text:style-name="Preformatted_20_Text">&lt;h1&gt;Create a Post &lt;/h1&gt;</text:p>
      <text:p text:style-name="Preformatted_20_Text">&lt;form action="createpost" method="POST"&gt;</text:p>
      <text:p text:style-name="Preformatted_20_Text"/>
      <text:p text:style-name="Preformatted_20_Text">{% csrf_token %}</text:p>
      <text:p text:style-name="Preformatted_20_Text"/>
      <text:p text:style-name="Preformatted_20_Text">Title: &lt;input type="text" name="title"/&gt;&lt;br/&gt;</text:p>
      <text:p text:style-name="Preformatted_20_Text">Content: &lt;br/&gt;</text:p>
      <text:p text:style-name="Preformatted_20_Text">&lt;textarea cols="35" rows="8" name="content"&gt;</text:p>
      <text:p text:style-name="Preformatted_20_Text">&lt;/textarea&gt;&lt;br/&gt;</text:p>
      <text:p text:style-name="Preformatted_20_Text"/>
      <text:p text:style-name="Preformatted_20_Text"><text:soft-page-break/>&lt;input type="submit" value="Ingresar"/&gt;</text:p>
      <text:p text:style-name="Preformatted_20_Text"/>
      <text:p text:style-name="Preformatted_20_Text">&lt;/form&gt;</text:p>
      <text:p text:style-name="Preformatted_20_Text"/>
      <text:p text:style-name="Preformatted_20_Text">urls.py</text:p>
      <text:p text:style-name="Preformatted_20_Text">path('createpost', views.createpost),</text:p>
      <text:p text:style-name="Preformatted_20_Text"/>
      <text:p text:style-name="Preformatted_20_Text"/>
      <text:p text:style-name="Preformatted_20_Text">*** PARTE VII ***</text:p>
      <text:p text:style-name="Preformatted_20_Text"/>
      <text:p text:style-name="Preformatted_20_Text">Extends Base.html For Navbars</text:p>
      <text:p text:style-name="Preformatted_20_Text"/>
      <text:p text:style-name="Preformatted_20_Text">1. Vas a crear y guardar en templates </text:p>
      <text:p text:style-name="Preformatted_20_Text"><text:s text:c="3"/>un archivo llamado base.html.</text:p>
      <text:p text:style-name="Preformatted_20_Text"><text:s text:c="3"/>Aquí es donde se quedara insertado el</text:p>
      <text:p text:style-name="Preformatted_20_Text"><text:s text:c="3"/>código de otras páginas </text:p>
      <text:p text:style-name="Preformatted_20_Text"><text:s/></text:p>
      <text:p text:style-name="Preformatted_20_Text"><text:s text:c="3"/>{% block content %}</text:p>
      <text:p text:style-name="Preformatted_20_Text"><text:s text:c="3"/></text:p>
      <text:p text:style-name="Preformatted_20_Text"><text:s text:c="3"/>{% endblock %} </text:p>
      <text:p text:style-name="Preformatted_20_Text"><text:s text:c="3"/></text:p>
      <text:p text:style-name="Preformatted_20_Text"><text:s text:c="2"/></text:p>
      <text:p text:style-name="Preformatted_20_Text">En este ejemplo se coloca primero el Header</text:p>
      <text:p text:style-name="Preformatted_20_Text">{% block content %}</text:p>
      <text:p text:style-name="Preformatted_20_Text">{% endblock %} </text:p>
      <text:p text:style-name="Preformatted_20_Text">El Footer</text:p>
      <text:p text:style-name="Preformatted_20_Text"/>
      <text:p text:style-name="Preformatted_20_Text">Ojo : Esto va a depender de la plantilla</text:p>
      <text:p text:style-name="Preformatted_20_Text">debes revisar la pág con inspect element</text:p>
      <text:p text:style-name="Preformatted_20_Text"><text:s text:c="4"/></text:p>
      <text:p text:style-name="Preformatted_20_Text">{% load static %}</text:p>
      <text:p text:style-name="Preformatted_20_Text">&lt;!DOCTYPE html&gt;</text:p>
      <text:p text:style-name="Preformatted_20_Text">&lt;html lang="en"&gt;</text:p>
      <text:p text:style-name="Preformatted_20_Text">&lt;head&gt;</text:p>
      <text:p text:style-name="Preformatted_20_Text">&lt;meta charset="UTF-8"&gt;</text:p>
      <text:p text:style-name="Preformatted_20_Text">&lt;meta name="viewport" content="width=device-width, initial-scale=1.0"&gt;</text:p>
      <text:p text:style-name="Preformatted_20_Text"/>
      <text:p text:style-name="Preformatted_20_Text">&lt;!-- ===== CSS ===== --&gt;</text:p>
      <text:p text:style-name="Preformatted_20_Text">&lt;link rel="stylesheet" href="{% static 'website/assets/css/styles.css' %}"&gt;</text:p>
      <text:p text:style-name="Preformatted_20_Text"/>
      <text:p text:style-name="Preformatted_20_Text">&lt;!-- ===== BOX ICONS ===== --&gt;</text:p>
      <text:p text:style-name="Preformatted_20_Text">&lt;link href='https://cdn.jsdelivr.net/npm/boxicons@2.0.5/css/boxicons.min.css' rel='stylesheet'&gt;</text:p>
      <text:p text:style-name="Preformatted_20_Text"/>
      <text:p text:style-name="Preformatted_20_Text">&lt;title&gt;Karin Peña&lt;/title&gt;</text:p>
      <text:p text:style-name="Preformatted_20_Text">&lt;/head&gt;</text:p>
      <text:p text:style-name="Preformatted_20_Text">&lt;body&gt;</text:p>
      <text:p text:style-name="Preformatted_20_Text">&lt;!--===== HEADER =====--&gt;</text:p>
      <text:p text:style-name="Preformatted_20_Text">&lt;header class="l-header"&gt;</text:p>
      <text:p text:style-name="Preformatted_20_Text">&lt;nav class="nav bd-grid"&gt;</text:p>
      <text:p text:style-name="Preformatted_20_Text">&lt;div&gt;</text:p>
      <text:p text:style-name="Preformatted_20_Text">&lt;a href="#" class="nav__logo"&gt;Karin Peña&lt;/a&gt;</text:p>
      <text:p text:style-name="Preformatted_20_Text">&lt;/div&gt;</text:p>
      <text:p text:style-name="Preformatted_20_Text"/>
      <text:p text:style-name="Preformatted_20_Text">&lt;div class="nav__menu" id="nav-menu"&gt;</text:p>
      <text:p text:style-name="Preformatted_20_Text">&lt;ul class="nav__list"&gt;</text:p>
      <text:p text:style-name="Preformatted_20_Text">&lt;li class="nav__item"&gt;&lt;a href="#home" class="nav__link active"&gt;Home&lt;/a&gt;&lt;/li&gt;</text:p>
      <text:p text:style-name="Preformatted_20_Text">&lt;li class="nav__item"&gt;&lt;a href="#about" class="nav__link"&gt;About&lt;/a&gt;&lt;/li&gt;</text:p>
      <text:p text:style-name="Preformatted_20_Text">&lt;li class="nav__item"&gt;&lt;a href="#skills" class="nav__link"&gt;Skills&lt;/a&gt;&lt;/li&gt;</text:p>
      <text:p text:style-name="Preformatted_20_Text"><text:soft-page-break/>&lt;li class="nav__item"&gt;&lt;a href="#portfolio" class="nav__link"&gt;Portfolio&lt;/a&gt;&lt;/li&gt;</text:p>
      <text:p text:style-name="Preformatted_20_Text">&lt;li class="nav__item"&gt;&lt;a href="#contact" class="nav__link"&gt;Contact&lt;/a&gt;&lt;/li&gt;</text:p>
      <text:p text:style-name="Preformatted_20_Text">&lt;/ul&gt;</text:p>
      <text:p text:style-name="Preformatted_20_Text">&lt;/div&gt;</text:p>
      <text:p text:style-name="Preformatted_20_Text"/>
      <text:p text:style-name="Preformatted_20_Text">&lt;div class="nav__toggle" id="nav-toggle"&gt;</text:p>
      <text:p text:style-name="Preformatted_20_Text">&lt;i class='bx bx-menu'&gt;&lt;/i&gt;</text:p>
      <text:p text:style-name="Preformatted_20_Text">&lt;/div&gt;</text:p>
      <text:p text:style-name="Preformatted_20_Text">&lt;/nav&gt;</text:p>
      <text:p text:style-name="Preformatted_20_Text">&lt;/header&gt;</text:p>
      <text:p text:style-name="Preformatted_20_Text"/>
      <text:p text:style-name="Preformatted_20_Text">{% block content %}</text:p>
      <text:p text:style-name="Preformatted_20_Text"><text:s text:c="3"/></text:p>
      <text:p text:style-name="Preformatted_20_Text">{% endblock %} </text:p>
      <text:p text:style-name="Preformatted_20_Text"/>
      <text:p text:style-name="Preformatted_20_Text">&lt;!--===== FOOTER =====--&gt;</text:p>
      <text:p text:style-name="Preformatted_20_Text">&lt;footer class="footer section"&gt;</text:p>
      <text:p text:style-name="Preformatted_20_Text">&lt;div class="footer__container bd-grid"&gt;</text:p>
      <text:p text:style-name="Preformatted_20_Text">&lt;div class="footer__data"&gt;</text:p>
      <text:p text:style-name="Preformatted_20_Text">&lt;h2 class="footer__title"&gt;Karin Peña&lt;/h2&gt;</text:p>
      <text:p text:style-name="Preformatted_20_Text">&lt;p class="footer__text"&gt;Soy Karin Peña y esta es mi página web&lt;/p&gt;</text:p>
      <text:p text:style-name="Preformatted_20_Text">&lt;/div&gt;</text:p>
      <text:p text:style-name="Preformatted_20_Text"/>
      <text:p text:style-name="Preformatted_20_Text">&lt;div class="footer__data"&gt;</text:p>
      <text:p text:style-name="Preformatted_20_Text">&lt;h2 class="footer__title"&gt;EXPLORE&lt;/h2&gt;</text:p>
      <text:p text:style-name="Preformatted_20_Text">&lt;ul&gt;</text:p>
      <text:p text:style-name="Preformatted_20_Text">&lt;li&gt;&lt;a href="#home" class="footer__link"&gt;Home&lt;/a&gt;&lt;/li&gt;</text:p>
      <text:p text:style-name="Preformatted_20_Text">&lt;li&gt;&lt;a href="#about" class="footer__link"&gt;About&lt;/a&gt;&lt;/li&gt;</text:p>
      <text:p text:style-name="Preformatted_20_Text">&lt;li&gt;&lt;a href="#skills" class="footer__link"&gt;Skills&lt;/a&gt;&lt;/li&gt;</text:p>
      <text:p text:style-name="Preformatted_20_Text">&lt;li&gt;&lt;a href="#portfolio" class="footer__link"&gt;Portfolio&lt;/a&gt;&lt;/li&gt;</text:p>
      <text:p text:style-name="Preformatted_20_Text">&lt;li&gt;&lt;a href="#Contact" class="footer__link"&gt;Contact&lt;/a&gt;&lt;/li&gt;</text:p>
      <text:p text:style-name="Preformatted_20_Text">&lt;/ul&gt;</text:p>
      <text:p text:style-name="Preformatted_20_Text">&lt;/div&gt;</text:p>
      <text:p text:style-name="Preformatted_20_Text">&lt;div class="footer__data"&gt;</text:p>
      <text:p text:style-name="Preformatted_20_Text">&lt;h2 class="footer__title"&gt;FOLLOW&lt;/h2&gt;</text:p>
      <text:p text:style-name="Preformatted_20_Text">&lt;a href="#" class="footer__social"&gt;&lt;i class='bx bxl-facebook' &gt;&lt;/i&gt;&lt;/a&gt;</text:p>
      <text:p text:style-name="Preformatted_20_Text">&lt;a href="#" class="footer__social"&gt;&lt;i class='bx bxl-instagram' &gt;&lt;/i&gt;&lt;/a&gt;</text:p>
      <text:p text:style-name="Preformatted_20_Text">&lt;a href="#" class="footer__social"&gt;&lt;i class='bx bxl-twitter' &gt;&lt;/i&gt;&lt;/a&gt;</text:p>
      <text:p text:style-name="Preformatted_20_Text">&lt;/div&gt;</text:p>
      <text:p text:style-name="Preformatted_20_Text">&lt;/div&gt;</text:p>
      <text:p text:style-name="Preformatted_20_Text">&lt;/footer&gt;</text:p>
      <text:p text:style-name="Preformatted_20_Text"/>
      <text:p text:style-name="Preformatted_20_Text">&lt;!--===== SCROLL REVEAL =====--&gt;</text:p>
      <text:p text:style-name="Preformatted_20_Text"/>
      <text:p text:style-name="Preformatted_20_Text">&lt;script src="https://unpkg.com/scrollreveal"&gt;&lt;/script&gt;</text:p>
      <text:p text:style-name="Preformatted_20_Text"/>
      <text:p text:style-name="Preformatted_20_Text">&lt;!--===== MAIN JS =====--&gt;</text:p>
      <text:p text:style-name="Preformatted_20_Text">&lt;script src="{% static 'website/assets/js/main.js' %}"&gt;&lt;/script&gt;</text:p>
      <text:p text:style-name="Preformatted_20_Text">&lt;/body&gt;</text:p>
      <text:p text:style-name="Preformatted_20_Text">&lt;/html&gt;</text:p>
      <text:p text:style-name="Preformatted_20_Text"/>
      <text:p text:style-name="Preformatted_20_Text"/>
      <text:p text:style-name="Preformatted_20_Text">Después de home.html llamar a extends ‘base.html’</text:p>
      <text:p text:style-name="Preformatted_20_Text"/>
      <text:p text:style-name="Preformatted_20_Text">{% extends 'base.html' %}</text:p>
      <text:p text:style-name="Preformatted_20_Text">{% load static %}</text:p>
      <text:p text:style-name="Preformatted_20_Text"/>
      <text:p text:style-name="Preformatted_20_Text">{% block content %}</text:p>
      <text:p text:style-name="Preformatted_20_Text">&lt;main class="l-main"&gt;</text:p>
      <text:p text:style-name="Preformatted_20_Text"><text:soft-page-break/>&lt;!--===== HOME =====--&gt;</text:p>
      <text:p text:style-name="Preformatted_20_Text">&lt;section class="home" id="home"&gt;</text:p>
      <text:p text:style-name="Preformatted_20_Text">&lt;div class="home__container bd-grid"&gt;</text:p>
      <text:p text:style-name="Preformatted_20_Text">&lt;h1 class="home__title"&gt;&lt;span&gt;HO&lt;/span&gt;&lt;br&gt;LA&amp;hearts;&lt;/h1&gt;</text:p>
      <text:p text:style-name="Preformatted_20_Text"/>
      <text:p text:style-name="Preformatted_20_Text">&lt;div class="home__scroll"&gt;</text:p>
      <text:p text:style-name="Preformatted_20_Text">&lt;a href="#about" class="home__scroll-link"&gt;&lt;i class='bx bx-up-arrow-alt' &gt;&lt;/i&gt;Información&lt;/a&gt;</text:p>
      <text:p text:style-name="Preformatted_20_Text">&lt;/div&gt;</text:p>
      <text:p text:style-name="Preformatted_20_Text">&lt;img src="{% static 'website/assets/img/perfilo.png' %}" alt="" class="home__img"&gt;</text:p>
      <text:p text:style-name="Preformatted_20_Text">&lt;/div&gt;</text:p>
      <text:p text:style-name="Preformatted_20_Text">&lt;/section&gt;</text:p>
      <text:p text:style-name="Preformatted_20_Text">&lt;!--===== ABOUT =====--&gt;</text:p>
      <text:p text:style-name="Preformatted_20_Text">&lt;section class="about section" id="about"&gt;</text:p>
      <text:p text:style-name="Preformatted_20_Text">&lt;/div&gt;</text:p>
      <text:p text:style-name="Preformatted_20_Text"/>
      <text:p text:style-name="Preformatted_20_Text">&lt;/section&gt;</text:p>
      <text:p text:style-name="Preformatted_20_Text"/>
      <text:p text:style-name="Preformatted_20_Text">&lt;!--===== CONTACT =====--&gt;</text:p>
      <text:p text:style-name="Preformatted_20_Text">&lt;section class="contact section" id="contact"&gt;</text:p>
      <text:p text:style-name="Preformatted_20_Text">&lt;span class="contact__text"&gt;info.mail.com&lt;/span&gt;</text:p>
      <text:p text:style-name="Preformatted_20_Text">&lt;h3 class="contact__subtitle"&gt;PHONE&lt;/h3&gt;</text:p>
      <text:p text:style-name="Preformatted_20_Text">&lt;span class="contact__text"&gt;+20 999-999&lt;/span&gt;</text:p>
      <text:p text:style-name="Preformatted_20_Text">&lt;h3 class="contact__subtitle"&gt;ADRESS&lt;/h3&gt;</text:p>
      <text:p text:style-name="Preformatted_20_Text"/>
      <text:p text:style-name="Preformatted_20_Text"/>
      <text:p text:style-name="Preformatted_20_Text">&lt;/section&gt;</text:p>
      <text:p text:style-name="Preformatted_20_Text">&lt;/main&gt;</text:p>
      <text:p text:style-name="Preformatted_20_Text"/>
      <text:p text:style-name="Preformatted_20_Text">{% endblock %}</text:p>
      <text:p text:style-name="Preformatted_20_Text"/>
      <text:p text:style-name="Preformatted_20_Text"/>
      <text:p text:style-name="Preformatted_20_Text"/>
      <text:p text:style-name="Preformatted_20_Text">** OTRO Ejemplo **</text:p>
      <text:p text:style-name="Preformatted_20_Text">Para la página details.html</text:p>
      <text:p text:style-name="Preformatted_20_Text"/>
      <text:p text:style-name="Preformatted_20_Text">{% extends 'base.html' %}</text:p>
      <text:p text:style-name="Preformatted_20_Text">{% load static %}</text:p>
      <text:p text:style-name="Preformatted_20_Text"/>
      <text:p text:style-name="Preformatted_20_Text">{% block content %}</text:p>
      <text:p text:style-name="Preformatted_20_Text"/>
      <text:p text:style-name="Preformatted_20_Text">&lt;section class="portfolio section" id="portfolio"&gt;</text:p>
      <text:p text:style-name="Preformatted_20_Text">&lt;h2 class="section-title"&gt;Portfolio&lt;/h2&gt;</text:p>
      <text:p text:style-name="Preformatted_20_Text"/>
      <text:p text:style-name="Preformatted_20_Text">&lt;/section&gt;</text:p>
      <text:p text:style-name="Preformatted_20_Text"/>
      <text:p text:style-name="Preformatted_20_Text">{% endblock %}</text:p>
      <text:p text:style-name="Preformatted_20_Text"/>
      <text:p text:style-name="Preformatted_20_Text"/>
      <text:p text:style-name="Preformatted_20_Text">Configurar views.py</text:p>
      <text:p text:style-name="Preformatted_20_Text"/>
      <text:p text:style-name="Preformatted_20_Text">def details(request):</text:p>
      <text:p text:style-name="Preformatted_20_Text"><text:s text:c="4"/>return render(request, 'details.html', {})</text:p>
      <text:p text:style-name="Preformatted_20_Text"/>
      <text:p text:style-name="Preformatted_20_Text">Configurar urls.py </text:p>
      <text:p text:style-name="Preformatted_20_Text"/>
      <text:p text:style-name="Preformatted_20_Text">urlpatterns = [</text:p>
      <text:p text:style-name="Preformatted_20_Text">path('', views.home, name="home"),</text:p>
      <text:p text:style-name="Preformatted_20_Text">path('details.html', views.details, name="details"), #new</text:p>
      <text:p text:style-name="Preformatted_20_Text"><text:soft-page-break/>]</text:p>
      <text:p text:style-name="Preformatted_20_Text"/>
      <text:p text:style-name="Preformatted_20_Text">Como hacer un tag configurable?? title (el titulo del tag puede ser el que quieras)</text:p>
      <text:p text:style-name="Preformatted_20_Text"/>
      <text:p text:style-name="Preformatted_20_Text">&lt;title&gt;{% block title %} Karin Peña {% endblock <text:s/>%}&lt;/title&gt;</text:p>
      <text:p text:style-name="Preformatted_20_Text"/>
      <text:p text:style-name="Preformatted_20_Text">En details.html</text:p>
      <text:p text:style-name="Preformatted_20_Text"/>
      <text:p text:style-name="Preformatted_20_Text">{% load static %}</text:p>
      <text:p text:style-name="Preformatted_20_Text">{% block title %} Details {% endblock %}</text:p>
      <text:p text:style-name="Preformatted_20_Text">{% block content %}</text:p>
      <text:p text:style-name="Preformatted_20_Text"/>
      <text:p text:style-name="Preformatted_20_Text">Otro ejemplo base.html meta tag</text:p>
      <text:p text:style-name="Preformatted_20_Text"/>
      <text:p text:style-name="Preformatted_20_Text">&lt;meta name="description" content="{% block meta_description %}karin pena rentahouse{% endblock %}"&gt;</text:p>
      <text:p text:style-name="Preformatted_20_Text"/>
      <text:p text:style-name="Preformatted_20_Text">details.html</text:p>
      <text:p text:style-name="Preformatted_20_Text">{% block title %} Details {% endblock %}</text:p>
      <text:p text:style-name="Preformatted_20_Text">{% block meta_description %}karin pena details rentahouse{% endblock %}</text:p>
      <text:p text:style-name="Preformatted_20_Text"/>
      <text:p text:style-name="Preformatted_20_Text">Cuando hagas un enlace sería:</text:p>
      <text:p text:style-name="Preformatted_20_Text">{% url ‘ contact’ %}</text:p>
      <text:p text:style-name="Preformatted_20_Text"/>
      <text:p text:style-name="Preformatted_20_Text"/>
      <text:p text:style-name="Preformatted_20_Text">**<text:span text:style-name="T1">PARTE VIII**</text:span></text:p>
      <text:p text:style-name="P5">Hacer un posting para que el cliente haga sus propias publicaciones </text:p>
      <text:p text:style-name="P5">de lo que va a vender.</text:p>
      <text:p text:style-name="P5"/>
      <text:p text:style-name="P5">1. Tienes que preparar un objeto en modelo.py para después</text:p>
      <text:p text:style-name="P5"><text:s text:c="3"/>mostrarlo con un <text:span text:style-name="T11">for </text:span><text:span text:style-name="T13">en template</text:span></text:p>
      <text:p text:style-name="P11"/>
      <text:p text:style-name="Preformatted_20_Text"><text:span text:style-name="T13"><text:s text:c="4"/></text:span><text:s/><text:span text:style-name="T14">a.</text:span>python manage.py <text:span text:style-name="T11">makemigrations</text:span></text:p>
      <text:p text:style-name="Preformatted_20_Text"/>
      <text:p text:style-name="Preformatted_20_Text"><text:s text:c="7"/>python manage.py <text:span text:style-name="T2">migrate</text:span></text:p>
      <text:p text:style-name="P12"><text:s text:c="5"/></text:p>
      <text:p text:style-name="P7"><text:span text:style-name="T4"><text:s text:c="5"/></text:span><text:span text:style-name="T5">b. Registrarlo en admin.py y views.py</text:span></text:p>
      <text:p text:style-name="P7"><text:span text:style-name="T6"><text:s text:c="8"/></text:span><text:span text:style-name="T5">y coloca algunos registros para probar</text:span></text:p>
      <text:p text:style-name="P13"/>
      <text:p text:style-name="P14">2. Tienes que acondicionar el html para hacer el for loop</text:p>
      <text:p text:style-name="P14"/>
      <text:p text:style-name="P15">3. Views.py (declarar las variables que vas a lanzar a html)</text:p>
      <text:p text:style-name="P15"/>
      <text:p text:style-name="P8"><text:span text:style-name="T3">4. </text:span><text:span text:style-name="T8">Imagen </text:span></text:p>
      <text:p text:style-name="P18"/>
      <text:p text:style-name="P16">views.py</text:p>
      <text:p text:style-name="P3">def home(request):</text:p>
      <text:p text:style-name="P2"><text:s text:c="4"/>items = Post.objects.all()</text:p>
      <text:p text:style-name="P2"><text:s text:c="4"/>-----------------------------------</text:p>
      <text:p text:style-name="P16"><text:s text:c="2"/>----------------------</text:p>
      <text:p text:style-name="P9"><text:span text:style-name="T9"><text:s text:c="2"/></text:span><text:span text:style-name="T37">return render(request, 'home.html', {'items':items})</text:span></text:p>
      <text:p text:style-name="P16"><text:s/></text:p>
      <text:p text:style-name="P16"/>
      <text:p text:style-name="P16"><text:s/>home.html</text:p>
      <text:p text:style-name="P10"><text:span text:style-name="T7"><text:s/></text:span><text:span text:style-name="T34">{% for</text:span><text:span text:style-name="T36"> item </text:span><text:span text:style-name="T34">in items %</text:span><text:span text:style-name="T35">}</text:span></text:p>
      <text:p text:style-name="P2"><text:s text:c="5"/>&lt;img src="{% static <text:span text:style-name="T11">item.img </text:span>%}" alt=""&gt;</text:p>
      <text:p text:style-name="P2"><text:s text:c="5"/>&lt;div class="portfolio__link"&gt;</text:p>
      <text:p text:style-name="P1"><text:span text:style-name="T38"><text:s text:c="6"/>&lt;a href="{% </text:span><text:span text:style-name="T41">url 'details'</text:span> <text:span text:style-name="T38">%}" class="portfolio__link-name"&gt;View details&lt;/a&gt;</text:span></text:p>
      <text:p text:style-name="P2"><text:soft-page-break/><text:s text:c="5"/>&lt;/div&gt;</text:p>
      <text:p text:style-name="P2"><text:s text:c="2"/>{% endfor %}</text:p>
      <text:p text:style-name="P4">Para url , en este caso no use la palabra url por ser </text:p>
      <text:p text:style-name="P4">un enlace directo a internet</text:p>
      <text:p text:style-name="P3"/>
      <text:p text:style-name="P3">{% for item in items %}</text:p>
      <text:p text:style-name="P2"><text:s text:c="4"/>&lt;div class="portfolio__img"&gt;</text:p>
      <text:p text:style-name="P2"><text:s text:c="4"/>&lt;img src="{% static item.img %}" alt=""&gt;</text:p>
      <text:p text:style-name="P2"><text:s text:c="4"/>&lt;div class="portfolio__link"&gt;</text:p>
      <text:p text:style-name="P2"><text:s text:c="4"/>&lt;a href="{{<text:span text:style-name="T11">item.details</text:span>}}" class="portfolio__link-name"&gt;View details&lt;/a&gt;</text:p>
      <text:p text:style-name="P2"><text:s text:c="4"/>&lt;/div&gt;</text:p>
      <text:p text:style-name="P2"><text:s text:c="4"/>&lt;/div&gt;</text:p>
      <text:p text:style-name="P2">{% endfor %}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V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07T18:11:36.810120194</dc:date>
    <meta:editing-duration>PT58M41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3" meta:paragraph-count="531" meta:word-count="1909" meta:character-count="17869" meta:non-whitespace-character-count="14271"/>
  </office:meta>
</office:document-meta>
</file>